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ernationalization Default behavior:</text:p>
      <text:p text:style-name="Standard"/>
      <text:list xml:id="list6146307528359072211" text:style-name="L1">
        <text:list-item>
          <text:p text:style-name="P1">Create messages.properties, messages_fr.properties, messages_XX.properties file.</text:p>
        </text:list-item>
        <text:list-item>
          <text:p text:style-name="P1">Spring boot will read “Accept-Language” http header in the https request and store it in Locale.</text:p>
        </text:list-item>
        <text:list-item>
          <text:p text:style-name="P1">Autowired a MessageSource reference in the class and pass the message keys and locale to the getMessage(“key.subKey”,null,locale). This would get the value of key.SubKey based on the locale pass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15T15:27:05.77</meta:creation-date>
    <meta:document-statistic meta:table-count="0" meta:image-count="0" meta:object-count="0" meta:page-count="1" meta:paragraph-count="4" meta:word-count="56" meta:character-count="417"/>
    <dc:date>2023-03-15T15:32:28.42</dc:date>
    <meta:editing-duration>PT5M27S</meta:editing-duration>
    <meta:editing-cycles>1</meta:editing-cycles>
    <meta:generator>OpenOffice/4.1.14$Win32 OpenOffice.org_project/4114m1$Build-9811</meta:generator>
  </office:meta>
</office:document-meta>
</file>